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rsid="00148ab4" officeooo:paragraph-rsid="00130067"/>
    </style:style>
    <style:style style:name="P2" style:family="paragraph" style:parent-style-name="Text_20_body" style:list-style-name="L1"/>
    <style:style style:name="P3" style:family="paragraph" style:parent-style-name="Standard">
      <style:text-properties officeooo:rsid="00148ab4" officeooo:paragraph-rsid="00130067"/>
    </style:style>
    <style:style style:name="T1" style:family="text">
      <style:text-properties officeooo:rsid="001666b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Molipe (Modular Live Performer)</text:span></text:p>
      <text:p text:style-name="Text_20_body">Molipe ist der Versuch, ein eigenes, modulares, marktunabhängiges elektronisches Musikinstrument zu bauen.</text:p>
      <text:p text:style-name="Text_20_body">Es ist nicht aus einer systemkritischen Intention entstanden, sondern lediglich aus dem Wunsch, unabhängig von den Entwicklungen am Markt zu sein und gleichzeitig in der Lage zu sein, für die eigenen Wünsche und Bedürfnisse (die sich natürlich ständig verändern) eine eigene Plattform zu haben, um eigene Lösungen zu entwickeln und kontinuierlich weiterzuführen.</text:p>
      <text:p text:style-name="Text_20_body">Ein zündender Moment war das Gespräch mit Klopoteck in Köln, in dem ich einerseits das Gefühl hatte, dass seine Position zu sehr ein Ausruhen auf der Hoffnung war, dass sich der Wohlstand in seiner Stadt bzw. Region hält und er davon profitieren kann, und dass er dabei nicht wirklich auf eigene Strukturen baut, die er selbst beeinflussen kann. In dem Gespräch habe ich improvisiert darauf reagiert, indem ich behauptet habe, dass wir bereits länger planen, unsere eigene Infrastruktur – auch in Form von Instrumenten – zu entwickeln.<text:line-break/>Als ich im Anschluss an das Gespräch für einige Monate arbeitslos war, begann ich die ausufernde Arbeit an dem Projekt. Ursprünglich wollte ich Max/MSP dafür nutzen, was allerdings nicht Open Source gewesen wäre. Julian wollte jedoch eine Lösung, die er auch ohne Probleme auf Linux laufen lassen kann, weshalb ich das Projekt dann in Pure Data begonnen habe.</text:p>
      <text:p text:style-name="Text_20_body">Der Beginn des Projekts war die Idee, Julians Drum-Computer mit seinen Funktionen nachzubauen. Stück für Stück hat sich das Projekt in eine andere Richtung entwickelt. Funktionen wurden hinzugefügt, andere Ideen aufgenommen.<text:line-break/>Ein wichtiger Punkt war das Aufgreifen eines größeren Projekts in Pure Data, das bereits als Promotionsprojekt umgesetzt wurde und für die weitere Entwicklung als Struktur für Molipe dienen sollte. Das Projekt heißt <text:span text:style-name="Strong_20_Emphasis">AUTOMATISM</text:span> und ist ein sehr spannender modularer Synthesizer, der in Pure Data realisiert wurde.</text:p>
      <text:p text:style-name="Text_20_body">Momentan ist das Projekt noch in ständiger Entwicklung. Es basiert auf Sequenzern, Sound-Modulen, Effekten und hat gut funktionierende Speicher- und Performance-Funktionen. Die Details würden hier den Rahmen sprengen.<text:line-break/>Fragen, die mich in diesem Zusammenhang interessieren und die ich gern diskutieren würde, sind folgende:</text:p>
      <text:list text:style-name="L1">
        <text:list-item>
          <text:p text:style-name="P2">Wie trägt man ein solches Projekt weiter in die Zukunft?</text:p>
        </text:list-item>
      </text:list>
      <text:p text:style-name="Text_20_body">Im Moment entwickle ich das Projekt allein. Es besteht aus dem Patch in Pure Data selbst, den Linux-Umgebungen, in denen es läuft, und aus der Hardware (Linux-Rechner, Controller, Display, Case etc.). Ich frage mich, wie man das Projekt – über den eigenen Gebrauch hinaus – für andere zugänglich machen kann. Und damit meine ich nicht die technischen „Nerds“, die mitentwickeln, sondern: Wie kann ich Molipe für nicht-technische Nutzer:innen bereitstellen und nutzbar machen?</text:p>
      <text:p text:style-name="Text_20_body">In Form von Workshops?<text:line-break/>Als fertiges Produkt?<text:line-break/>Als komplexe Bauanleitung?<text:line-break/>Oder vielleicht als Mischung aus all diesen Dingen? <text:span text:style-name="T1">Lässt man Teile in China produzieren und bestückt diese selber? Oder versucht alles komplett in Deutschland zu machen?</text:spa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4T12:20:33.106304167</meta:creation-date>
    <dc:date>2025-10-04T17:04:33.017461572</dc:date>
    <meta:editing-duration>PT2H19M38S</meta:editing-duration>
    <meta:editing-cycles>3</meta:editing-cycles>
    <meta:generator>LibreOffice/24.8.1.2$MacOSX_AARCH64 LibreOffice_project/87fa9aec1a63e70835390b81c40bb8993f1d4ff6</meta:generator>
    <meta:document-statistic meta:table-count="0" meta:image-count="0" meta:object-count="0" meta:page-count="1" meta:paragraph-count="9" meta:word-count="448" meta:character-count="3027" meta:non-whitespace-character-count="2585"/>
  </office:meta>
</office:document-meta>
</file>